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number-columns-repeated="1023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。</text:p>
          </table:table-cell>
          <table:table-cell table:number-columns-repeated="1023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number-columns-repeated="1023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え、何でもありません。</text:p>
          </table:table-cell>
          <table:table-cell table:number-columns-repeated="1023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